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A300000165FC82A99A9768F129.png" manifest:media-type="image/png"/>
  <manifest:file-entry manifest:full-path="Pictures/100002010000029A000000820AF981AE9C7D410D.png" manifest:media-type="image/png"/>
  <manifest:file-entry manifest:full-path="Pictures/10000201000002D100000092039227BF61ACA796.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1F500000265E12A9DB0568CF887.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Index">
      <style:text-properties officeooo:rsid="000b5804" officeooo:paragraph-rsid="003596f7"/>
    </style:style>
    <style:style style:name="P19" style:family="paragraph" style:parent-style-name="Index">
      <style:paragraph-properties fo:text-align="start" style:justify-single-word="false"/>
      <style:text-properties officeooo:rsid="0002d659" officeooo:paragraph-rsid="0002d659"/>
    </style:style>
    <style:style style:name="P20" style:family="paragraph" style:parent-style-name="Index">
      <style:paragraph-properties fo:text-align="start" style:justify-single-word="false"/>
      <style:text-properties officeooo:paragraph-rsid="0002d659"/>
    </style:style>
    <style:style style:name="P21" style:family="paragraph" style:parent-style-name="Illustration">
      <style:text-properties officeooo:paragraph-rsid="020ce91f"/>
    </style:style>
    <style:style style:name="P22" style:family="paragraph" style:parent-style-name="Illustration">
      <style:paragraph-properties fo:text-align="center" style:justify-single-word="false"/>
      <style:text-properties officeooo:paragraph-rsid="020ce91f"/>
    </style:style>
    <style:style style:name="P23" style:family="paragraph" style:parent-style-name="Text_20_body">
      <style:paragraph-properties fo:break-before="page"/>
      <style:text-properties officeooo:rsid="02031128" officeooo:paragraph-rsid="0200a830"/>
    </style:style>
    <style:style style:name="P24" style:family="paragraph" style:parent-style-name="Illustration_20_Index_20_1">
      <style:paragraph-properties>
        <style:tab-stops>
          <style:tab-stop style:position="17.013cm" style:type="right" style:leader-style="dotted" style:leader-text="."/>
        </style:tab-stops>
      </style:paragraph-properties>
    </style:style>
    <style:style style:name="P25" style:family="paragraph" style:parent-style-name="Standard" style:master-page-name="First_20_Page">
      <style:paragraph-properties style:page-number="auto"/>
    </style:style>
    <style:style style:name="P26" style:family="paragraph" style:parent-style-name="Text_20_body" style:list-style-name="L1"/>
    <style:style style:name="P27" style:family="paragraph" style:parent-style-name="Text_20_body" style:list-style-name="L2">
      <style:text-properties officeooo:rsid="01fac03e" officeooo:paragraph-rsid="01fac03e"/>
    </style:style>
    <style:style style:name="P28" style:family="paragraph" style:parent-style-name="Text_20_body" style:list-style-name="L2">
      <style:text-properties officeooo:rsid="01fac03e" officeooo:paragraph-rsid="020e4c9d"/>
    </style:style>
    <style:style style:name="P29" style:family="paragraph" style:parent-style-name="Text_20_body" style:list-style-name="L3">
      <style:text-properties officeooo:rsid="01fbfa11" officeooo:paragraph-rsid="01fbfa11"/>
    </style:style>
    <style:style style:name="P30" style:family="paragraph" style:parent-style-name="Text_20_body" style:list-style-name="L4">
      <style:text-properties officeooo:rsid="01fbfa11" officeooo:paragraph-rsid="01fbfa11"/>
    </style:style>
    <style:style style:name="P31" style:family="paragraph" style:parent-style-name="Text_20_body" style:list-style-name="L5">
      <style:text-properties officeooo:rsid="0200a830" officeooo:paragraph-rsid="0200a830"/>
    </style:style>
    <style:style style:name="P32" style:family="paragraph" style:parent-style-name="Text_20_body" style:list-style-name="L6">
      <style:text-properties officeooo:rsid="016f9575" officeooo:paragraph-rsid="016f9575"/>
    </style:style>
    <style:style style:name="P33" style:family="paragraph" style:parent-style-name="Text_20_body" style:list-style-name="L6">
      <style:text-properties officeooo:rsid="016f9575" officeooo:paragraph-rsid="019b3cfb"/>
    </style:style>
    <style:style style:name="P34" style:family="paragraph" style:parent-style-name="Text_20_body" style:list-style-name="L7">
      <style:text-properties officeooo:rsid="016f9575" officeooo:paragraph-rsid="017e1ebe"/>
    </style:style>
    <style:style style:name="P35" style:family="paragraph" style:parent-style-name="Text_20_body" style:list-style-name="L7">
      <style:text-properties officeooo:rsid="016f9575" officeooo:paragraph-rsid="018eb969"/>
    </style:style>
    <style:style style:name="P36" style:family="paragraph" style:parent-style-name="Text_20_body" style:list-style-name="L7">
      <style:text-properties officeooo:rsid="017e1ebe" officeooo:paragraph-rsid="017e1ebe"/>
    </style:style>
    <style:style style:name="P37" style:family="paragraph" style:parent-style-name="Text_20_body" style:list-style-name="L7">
      <style:text-properties officeooo:rsid="017e1ebe" officeooo:paragraph-rsid="018eb969"/>
    </style:style>
    <style:style style:name="P38" style:family="paragraph" style:parent-style-name="Text_20_body" style:list-style-name="L7">
      <style:text-properties officeooo:rsid="01826807" officeooo:paragraph-rsid="01826807"/>
    </style:style>
    <style:style style:name="P39" style:family="paragraph" style:parent-style-name="Text_20_body" style:list-style-name="L7">
      <style:text-properties officeooo:rsid="017f737c" officeooo:paragraph-rsid="017f737c"/>
    </style:style>
    <style:style style:name="P40" style:family="paragraph" style:parent-style-name="Text_20_body" style:list-style-name="L7">
      <style:text-properties officeooo:rsid="017ff7c0" officeooo:paragraph-rsid="017ff7c0"/>
    </style:style>
    <style:style style:name="P41" style:family="paragraph" style:parent-style-name="Text_20_body">
      <style:text-properties officeooo:rsid="020f8f28" officeooo:paragraph-rsid="020f8f28"/>
    </style:style>
    <style:style style:name="P42" style:family="paragraph" style:parent-style-name="Text_20_body">
      <style:text-properties officeooo:rsid="02100d46" officeooo:paragraph-rsid="02100d46"/>
    </style:style>
    <style:style style:name="P43" style:family="paragraph" style:parent-style-name="Heading_20_3">
      <style:text-properties style:font-name="Times New Roman" officeooo:rsid="01fbfa11" officeooo:paragraph-rsid="01fbfa11"/>
    </style:style>
    <style:style style:name="P44" style:family="paragraph" style:parent-style-name="Heading_20_3">
      <style:paragraph-properties fo:break-before="page"/>
      <style:text-properties officeooo:rsid="01fbfa11" officeooo:paragraph-rsid="01fbfa11"/>
    </style:style>
    <style:style style:name="P45" style:family="paragraph" style:parent-style-name="Index" style:master-page-name="Index">
      <style:paragraph-properties fo:text-align="start" style:justify-single-word="false" style:page-number="auto"/>
      <style:text-properties officeooo:paragraph-rsid="0002d659"/>
    </style:style>
    <style:style style:name="P46" style:family="paragraph" style:parent-style-name="Heading_20_1" style:list-style-name="">
      <style:text-properties officeooo:rsid="0184022c" officeooo:paragraph-rsid="0184022c"/>
    </style:style>
    <style:style style:name="P47" style:family="paragraph" style:parent-style-name="Heading_20_1" style:master-page-name="Standard">
      <style:paragraph-properties style:page-number="1"/>
      <style:text-properties officeooo:rsid="003596f7" officeooo:paragraph-rsid="003596f7"/>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1ad83bc" officeooo:paragraph-rsid="01ad83bc"/>
    </style:style>
    <style:style style:name="P50" style:family="paragraph" style:parent-style-name="Heading_20_1">
      <style:paragraph-properties fo:break-before="page"/>
      <style:text-properties officeooo:rsid="0184022c" officeooo:paragraph-rsid="0184022c"/>
    </style:style>
    <style:style style:name="P51" style:family="paragraph" style:parent-style-name="Heading_20_2">
      <style:text-properties officeooo:rsid="0036a586" officeooo:paragraph-rsid="0176446b"/>
    </style:style>
    <style:style style:name="P52" style:family="paragraph" style:parent-style-name="Heading_20_2">
      <style:text-properties style:font-name="Times New Roman"/>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
      <text:p text:style-name="P19"/>
      <text:p text:style-name="P20"><draw:frame draw:style-name="fr6" draw:name="Bild2" text:anchor-type="paragraph" svg:x="0.418cm" svg:y="0.429cm" svg:width="4.313cm" svg:height="9.446cm" draw:z-index="1"><draw:image xlink:href="Pictures/10000201000000A300000165FC82A99A9768F129.png" xlink:type="simple" xlink:show="embed" xlink:actuate="onLoad"/></draw:frame></text:p>
      <text:p text:style-name="P4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3"><text:a xlink:type="simple" xlink:href="#__RefHeading___Toc467_918909501" text:style-name="Index_20_Link" text:visited-style-name="Index_20_Link">Über dieses Dokument<text:tab/>1</text:a></text:p>
          <text:p text:style-name="P55"><text:a xlink:type="simple" xlink:href="#__RefHeading___Toc481_1318882124" text:style-name="Index_20_Link" text:visited-style-name="Index_20_Link">Zielgruppe<text:tab/>1</text:a></text:p>
          <text:p text:style-name="P53"><text:a xlink:type="simple" xlink:href="#__RefHeading___Toc447_1318882124" text:style-name="Index_20_Link" text:visited-style-name="Index_20_Link">Was ist UliCMS?<text:tab/>1</text:a></text:p>
          <text:p text:style-name="P53"><text:a xlink:type="simple" xlink:href="#__RefHeading___Toc772_1675799425" text:style-name="Index_20_Link" text:visited-style-name="Index_20_Link">Zusammenfassung der Änderungen<text:tab/>2</text:a></text:p>
          <text:p text:style-name="P55"><text:a xlink:type="simple" xlink:href="#__RefHeading___Toc752_1672869441" text:style-name="Index_20_Link" text:visited-style-name="Index_20_Link">Übersicht der neuen Features<text:tab/>2</text:a></text:p>
          <text:p text:style-name="P54"><text:a xlink:type="simple" xlink:href="#__RefHeading___Toc1085_964769708" text:style-name="Index_20_Link" text:visited-style-name="Index_20_Link">Neue Features<text:tab/>2</text:a></text:p>
          <text:p text:style-name="P54"><text:a xlink:type="simple" xlink:href="#__RefHeading___Toc1087_964769708" text:style-name="Index_20_Link" text:visited-style-name="Index_20_Link">Entfernte Features<text:tab/>3</text:a></text:p>
          <text:p text:style-name="P54"><text:a xlink:type="simple" xlink:href="#__RefHeading___Toc1089_964769708" text:style-name="Index_20_Link" text:visited-style-name="Index_20_Link">Sonstige Änderungen<text:tab/>3</text:a></text:p>
          <text:p text:style-name="P53"><text:a xlink:type="simple" xlink:href="#__RefHeading___Toc360_1816393294" text:style-name="Index_20_Link" text:visited-style-name="Index_20_Link">Beschreibung der neuen Features<text:tab/>4</text:a></text:p>
          <text:p text:style-name="P55"><text:a xlink:type="simple" xlink:href="#__RefHeading___Toc1162_964769708" text:style-name="Index_20_Link" text:visited-style-name="Index_20_Link">Neues Standard-Design theme-2017<text:tab/>4</text:a></text:p>
          <text:p text:style-name="P55"><text:a xlink:type="simple" xlink:href="#__RefHeading___Toc413_173740082" text:style-name="Index_20_Link" text:visited-style-name="Index_20_Link">"Passwort wiederholen" Feld zur Userverwaltung hinzugefügt<text:tab/>5</text:a></text:p>
          <text:p text:style-name="P55"><text:a xlink:type="simple" xlink:href="#__RefHeading___Toc447_236248049" text:style-name="Index_20_Link" text:visited-style-name="Index_20_Link">CKEditor auf Version 4.5.11 geupdatet<text:tab/>5</text:a></text:p>
          <text:p text:style-name="P53"><text:a xlink:type="simple" xlink:href="#__RefHeading___Toc807_579939615" text:style-name="Index_20_Link" text:visited-style-name="Index_20_Link">Durchführung der Installation<text:tab/>6</text:a></text:p>
          <text:p text:style-name="P53"><text:a xlink:type="simple" xlink:href="#__RefHeading__616_716240178" text:style-name="Index_20_Link" text:visited-style-name="Index_20_Link">Durchführung eines Upgrades<text:tab/>6</text:a></text:p>
          <text:p text:style-name="P53"><text:a xlink:type="simple" xlink:href="#__RefHeading___Toc734_1061336504" text:style-name="Index_20_Link" text:visited-style-name="Index_20_Link">Benötigen Sie Hilfe?<text:tab/>8</text:a></text:p>
          <text:p text:style-name="P53"><text:a xlink:type="simple" xlink:href="#__RefHeading___Toc978_1474200080" text:style-name="Index_20_Link" text:visited-style-name="Index_20_Link">Abbildungsverzeichnis<text:tab/>8</text:a></text:p>
        </text:index-body>
      </text:table-of-content>
      <text:p text:style-name="P9"/>
      <text:h text:style-name="P47"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18"/>
      <text:h text:style-name="P51"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48" text:outline-level="1"><text:bookmark-start text:name="__RefHeading___Toc772_1675799425"/>Zusammenfassung der Änderungen<text:bookmark-end text:name="__RefHeading___Toc772_1675799425"/></text:h>
      <text:h text:style-name="P52"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3" text:outline-level="3"><text:bookmark-start text:name="__RefHeading___Toc1085_964769708"/>Neue Features<text:bookmark-end text:name="__RefHeading___Toc1085_964769708"/></text:h>
      <text:list xml:id="list8583741396170845888" text:style-name="L1">
        <text:list-item>
          <text:p text:style-name="P26">Neues Standard-Design theme-2017</text:p>
        </text:list-item>
      </text:list>
      <text:list xml:id="list2867857778843871962" text:style-name="L2">
        <text:list-item>
          <text:p text:style-name="P27">"Passwort wiederholen" Feld zur Userverwaltung hinzugefügt</text:p>
        </text:list-item>
        <text:list-item>
          <text:p text:style-name="P27">CKEditor auf Version 4.5.11 geupdatet</text:p>
        </text:list-item>
        <text:list-item>
          <text:p text:style-name="P27">Schreibzugriff auf Seiten kann nun beschränkt werden</text:p>
        </text:list-item>
        <text:list-item>
          <text:p text:style-name="P27">Bevorzuge nun curl als Methode um Dateien herunterzuladen</text:p>
        </text:list-item>
        <text:list-item>
          <text:p text:style-name="P27">Filter custom_post_types hinzugefügt</text:p>
        </text:list-item>
        <text:list-item>
          <text:p text:style-name="P27">Hook before_custom_data_json hinzugefügt</text:p>
        </text:list-item>
        <text:list-item>
          <text:p text:style-name="P27">Feld "Übergeordnete Seite" wird nun gefiltert nach Menü und Sprache (Seitenverwaltung)</text:p>
        </text:list-item>
        <text:list-item>
          <text:p text:style-name="P27">Fast Mode hinzugefügt (Verbesserung der Performance durch Deaktivierung bestimmter Funktionen)</text:p>
        </text:list-item>
        <text:list-item>
          <text:p text:style-name="P27">Performance verbessert</text:p>
        </text:list-item>
        <text:list-item>
          <text:p text:style-name="P27">"Nachricht des Tages" nutzt nun den HTML-Editor</text:p>
        </text:list-item>
        <text:list-item>
          <text:p text:style-name="P27">"admin_permission" Attribut in metadata.json wird nun unterstützt</text:p>
        </text:list-item>
        <text:list-item>
          <text:p text:style-name="P27">"menus" Attribut in metadata.json von Theems wird nun ausgewertet und die Auswahllisten für Menüs danach gefiltert</text:p>
        </text:list-item>
        <text:list-item>
          <text:p text:style-name="P27">Übersetzungssystem für JavaScript hinzugefügt</text:p>
        </text:list-item>
        <text:list-item>
          <text:p text:style-name="P27">Custom Fields</text:p>
        </text:list-item>
        <text:list-item>
          <text:p text:style-name="P27">Feld "Auszug" verwendet nun den HTML-Editor</text:p>
        </text:list-item>
        <text:list-item>
          <text:p text:style-name="P27">Alle png-Grafiken optimiert</text:p>
        </text:list-item>
      </text:list>
      <text:h text:style-name="P44" text:outline-level="3"><text:bookmark-start text:name="__RefHeading___Toc1087_964769708"/>Entfernte Features<text:bookmark-end text:name="__RefHeading___Toc1087_964769708"/></text:h>
      <text:list xml:id="list4357903183954311629" text:style-name="L3">
        <text:list-item>
          <text:p text:style-name="P29">Feld für ICQ-UID entfernt</text:p>
        </text:list-item>
        <text:list-item>
          <text:p text:style-name="P29">PHP Form Builder Class aus dem Core entfernt. Dies soll zukünftig in ein Modul ausgelagert werden.</text:p>
        </text:list-item>
        <text:list-item>
          <text:p text:style-name="P29">generischer JSON Export entfernt</text:p>
        </text:list-item>
        <text:list-item>
          <text:p text:style-name="P29">CKEditor Skin office2013 entfernt</text:p>
        </text:list-item>
      </text:list>
      <text:h text:style-name="Heading_20_3" text:outline-level="3"><text:bookmark-start text:name="__RefHeading___Toc1089_964769708"/>Sonstige Änderungen<text:bookmark-end text:name="__RefHeading___Toc1089_964769708"/></text:h>
      <text:list xml:id="list6461351671888033539" text:style-name="L4">
        <text:list-item>
          <text:p text:style-name="P30">Sende Error 403 bei fehlgeschlagenem Login</text:p>
        </text:list-item>
        <text:list-item>
          <text:p text:style-name="P30">Unique Index zu der Spalte "name" der setttings-Tabelle hinzugefügt</text:p>
        </text:list-item>
      </text:list>
      <text:h text:style-name="P49"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8708883213419459239" text:style-name="L5">
        <text:list-item>
          <text:p text:style-name="P31">Basiert auf Bootstrap</text:p>
        </text:list-item>
        <text:list-item>
          <text:p text:style-name="P31">Ein Menü (top)</text:p>
        </text:list-item>
        <text:list-item>
          <text:p text:style-name="P31">Responsive</text:p>
        </text:list-item>
        <text:list-item>
          <text:p text:style-name="P31">Logo und MOTD auf Startseite</text:p>
        </text:list-item>
        <text:list-item>
          <text:p text:style-name="P31">Motto kann auch auf Seitenebene gesetzt werden, per Custom Data</text:p>
        </text:list-item>
      </text:list>
      <text:p text:style-name="P14"/>
      <text:p text:style-name="P15"><draw:frame draw:style-name="fr1" draw:name="Rahmen1" text:anchor-type="paragraph" svg:width="17.013cm" draw:z-index="13"><draw:text-box fo:min-height="13.386cm"><text:p text:style-name="P22"><draw:frame draw:style-name="fr7" draw:name="Bild3" text:anchor-type="as-char" svg:width="12.838cm" style:rel-width="75%" svg:height="10.102cm" style:rel-height="scale" draw:z-index="18"><draw:image xlink:href="Pictures/10000000000002EA0000024BCED7154C19CD991F.png" xlink:type="simple" xlink:show="embed" xlink:actuate="onLoad"/></draw:frame></text:p><text:p text:style-name="P22">Abbildung <text:sequence text:ref-name="refIllustration0" text:name="Illustration" text:formula="ooow:Illustration+1" style:num-format="1">1</text:sequence>: <text:span text:style-name="T9">Neues Standard-Design </text:span>theme-2017</text:p></draw:text-box></draw:frame></text:p>
      <text:p text:style-name="P23"><draw:frame draw:style-name="fr1" draw:name="Rahmen2" text:anchor-type="paragraph" svg:width="8.899cm" draw:z-index="14"><draw:text-box fo:min-height="10.811cm"><text:p text:style-name="P21"><draw:frame draw:style-name="fr2" draw:name="Rahmen3" text:anchor-type="as-char" svg:width="8.315cm" style:rel-width="93%" svg:height="10.172cm" style:rel-height="scale-min" draw:z-index="15"><draw:text-box><text:p text:style-name="Illustration"><draw:frame draw:style-name="fr7" draw:name="Bild4" text:anchor-type="as-char" svg:width="8.315cm" style:rel-width="100%" svg:height="10.172cm" style:rel-height="scale" draw:z-index="17"><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32631832533912" text:continue-list="list2867857778843871962" text:style-name="L2">
        <text:list-header>
          <text:p text:style-name="P28"/>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16"><draw:text-box fo:min-height="3.32cm"><text:p text:style-name="Illustration"><draw:frame draw:style-name="fr7" draw:name="Bild5" text:anchor-type="as-char" svg:width="17.013cm" style:rel-width="100%" svg:height="3.32cm" style:rel-height="scale" draw:z-index="19"><draw:image xlink:href="Pictures/100002010000029A000000820AF981AE9C7D410D.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41">Die CKEditor Komponente wurde auf Version 4.5.11 geupdatet.</text:p>
      <text:p text:style-name="P41">Informationen zu den Neuerungen finden Sie auf:</text:p>
      <text:p text:style-name="P42"><text:a xlink:type="simple" xlink:href="http://ckeditor.com/release-notes" text:style-name="Internet_20_link" text:visited-style-name="Visited_20_Internet_20_Link">http://ckeditor.com/release-notes</text:a></text:p>
      <text:h text:style-name="P48" text:outline-level="1"><text:bookmark-start text:name="__RefHeading___Toc807_579939615"/>Durchführung der Installation<text:bookmark-end text:name="__RefHeading___Toc807_579939615"/></text:h>
      <text:list xml:id="list514155260800703940" text:style-name="L6">
        <text:list-item>
          <text:p text:style-name="P32">Entpacken Sie die heruntergeladene zip-Datei.</text:p>
        </text:list-item>
        <text:list-item>
          <text:p text:style-name="P32">Verbinden Sie sich per FTP mit dem Webserver und laden Sie den Inhalt des Ordners „ulicms“ in den Hauptordner oder einen Unterordner hoch.</text:p>
        </text:list-item>
        <text:list-item>
          <text:p text:style-name="P32">Wenn Sie UliCMS in de<text:span text:style-name="T3">m</text:span> Hauptordner hochgeladen haben, rufen Sie [www.ihredomain.de]/installer im Browser auf.</text:p>
        </text:list-item>
        <text:list-item>
          <text:p text:style-name="P32">Wenn Sie UliCMS in eine<text:span text:style-name="T3">m</text:span> Unterordner hochgeladen haben, rufen Sie [www.ihredomain.de]/[ihr-unterordner]/installer im Browser auf.<text:line-break/>Die eckigen Klammern sind Platzhalter.</text:p>
        </text:list-item>
        <text:list-item>
          <text:p text:style-name="P32">Folgen Sie den Anweisungen des Installationsassistenten.</text:p>
        </text:list-item>
        <text:list-item>
          <text:p text:style-name="P33">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2390915126258701670" text:style-name="L7">
        <text:list-item>
          <text:p text:style-name="P34">Entpacken Sie das heruntergeladene Upgrade-Paket.</text:p>
        </text:list-item>
        <text:list-item>
          <text:p text:style-name="P3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6">Überprüfen Sie ob die Dateiberechtigungen weiterhin korrekt gesetzt sind. Die Datei „update.php“, sowie der Ordner „content“ müssen die Dateirechte auf 0755 stehen haben.</text:p>
        </text:list-item>
        <text:list-item>
          <text:p text:style-name="P34"><draw:frame draw:style-name="fr3"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91745D3E91AC99AE.png" xlink:type="simple" xlink:show="embed" xlink:actuate="onLoad"/></draw:frame>Abbildung <text:sequence text:ref-name="refIllustration3" text:name="Illustration" text:formula="ooow:Illustration+1" style:num-format="1">4</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35">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7">Loggen Sie sich nun in das CMS ein, prüfen Sie, ob eine Paketquelle für diese Version von UliCMS ausgewählt ist.</text:p>
        </text:list-item>
        <text:list-item>
          <text:p text:style-name="P38">Falls Patches für UliCMS verfügbar sind, installieren Sie diese.</text:p>
        </text:list-item>
        <text:list-item>
          <text:p text:style-name="P39">Leeren Sie den Cache des CMS.</text:p>
        </text:list-item>
        <text:list-item>
          <text:p text:style-name="P40">Rufen Sie „Pakete“ auf, und merken Sie sich alle Pakete, deren Versionsnummer rot markiert ist. Installieren Sie die neuen Versionen dieser Pakete.</text:p>
        </text:list-item>
        <text:list-item>
          <text:p text:style-name="P40">Falls Probleme mit Modulen und Themes auftreten, die nicht aus der Paketquelle stammen, prüfen Sie, ob von diesen Paketen beim Hersteller eine neue Version verfügbar ist, und installieren Sie diese gegebenenfalls.</text:p>
        </text:list-item>
      </text:list>
      <text:h text:style-name="P46" text:outline-level="1"/>
      <text:h text:style-name="P50"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4">Abbildung 1: Neues Standard-Design theme-2017<text:tab/>4</text:p>
          <text:p text:style-name="P24">Abbildung 2: theme-2017 mit Responsive Menü<text:tab/>5</text:p>
          <text:p text:style-name="P24">Abbildung 3: Felder zur Eingabe eines neuen Passworts<text:tab/>5</text:p>
          <text:p text:style-name="P24">Abbildung 4: Abbildung, setzen der Datei-Berechtigungen auf dem FTP-Server<text:tab/>7</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039227BF61ACA796.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19T13:26:31.043293545">19.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3H44M38S</meta:editing-duration>
    <meta:editing-cycles>518</meta:editing-cycles>
    <meta:generator>LibreOffice/5.1.4.2$Linux_x86 LibreOffice_project/10m0$Build-2</meta:generator>
    <dc:date>2016-11-19T13:26:30.929170019</dc:date>
    <meta:document-statistic meta:table-count="0" meta:image-count="8" meta:object-count="0" meta:page-count="10" meta:paragraph-count="104" meta:word-count="838" meta:character-count="6008" meta:non-whitespace-character-count="5313"/>
  </office:meta>
</office:document-meta>
</file>